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A96B300004BA80000599BE9F9D6B69194761B.svg" manifest:media-type="image/svg+xml"/>
  <manifest:file-entry manifest:full-path="Pictures/100000010000028A000003021116677AC9A587B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/>
    <style:font-face style:name="GOST type B1" svg:font-family="'GOST type B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draw:stroke-dash="Dash_5f_0" svg:stroke-width="0.035cm" svg:stroke-color="#000000" draw:marker-start-width="0.252cm" draw:marker-end-width="0.252cm" svg:stroke-opacity="100%" draw:stroke-linejoin="miter" svg:stroke-linecap="square" draw:fill="none" fo:padding-top="0.017cm" fo:padding-bottom="0.017cm" fo:padding-left="0.017cm" fo:padding-right="0.017cm" loext:decorative="false"/>
    </style:style>
    <style:style style:name="gr2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4" style:family="graphic" style:parent-style-name="Базовый_5f_1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7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" fo:font-size="13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GOST type B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5pt" style:font-style-asian="italic" style:font-size-complex="5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style:font-name="GOST type B" fo:font-size="20pt" fo:font-style="italic" style:font-style-asian="italic" style:font-style-complex="italic"/>
    </style:style>
    <style:style style:name="P10" style:family="paragraph">
      <style:paragraph-properties fo:line-height="100%" fo:text-align="start" loext:tab-stop-distance="0cm">
        <style:tab-stops/>
      </style:paragraph-properties>
    </style:style>
    <style:style style:name="P11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12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8pt" style:font-style-asian="italic" style:font-size-complex="8pt" style:font-style-complex="italic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GOST type B" fo:font-size="13pt" fo:font-style="italic" style:font-name-asian="GOST type B" style:font-size-asian="10pt" style:font-style-asian="italic" style:font-name-complex="GOST type B" style:font-size-complex="10pt" style:font-style-complex="italic"/>
    </style:style>
    <style:style style:name="T2" style:family="text">
      <style:text-properties style:font-name="GOST type B" fo:font-size="10pt" fo:font-style="italic" style:font-size-asian="6pt" style:font-style-asian="italic" style:font-size-complex="6pt" style:font-style-complex="italic"/>
    </style:style>
    <style:style style:name="T3" style:family="text">
      <style:text-properties style:font-name="GOST type B" fo:font-size="8pt" fo:font-style="italic" style:font-size-asian="6pt" style:font-style-asian="italic" style:font-size-complex="6pt" style:font-style-complex="italic"/>
    </style:style>
    <style:style style:name="T4" style:family="text">
      <style:text-properties style:font-name="GOST type B" fo:font-size="8pt" fo:font-style="italic" style:font-size-asian="5pt" style:font-style-asian="italic" style:font-size-complex="5pt" style:font-style-complex="italic"/>
    </style:style>
    <style:style style:name="T5" style:family="text">
      <style:text-properties style:font-name="GOST type B" fo:font-size="20pt" fo:font-style="italic" style:font-style-asian="italic" style:font-style-complex="italic"/>
    </style:style>
    <style:style style:name="T6" style:family="text">
      <style:text-properties style:font-name="GOST type B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4" draw:text-style-name="P3" draw:layer="layout" svg:width="6.434cm" svg:height="2.405cm" svg:x="7.964cm" svg:y="25.351cm">
          <draw:text-box>
            <text:p text:style-name="P2"><text:span text:style-name="T1">Блок схема алгоритма, реализующего </text:span></text:p>
            <text:p text:style-name="P2"><text:span text:style-name="T1">программное средство 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2">Кафедра информатики </text:span></text:p>
            <text:p text:style-name="P4"><text:span text:style-name="T2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3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9" draw:layer="layout" svg:width="11.065cm" svg:height="1.413cm" svg:x="7.959cm" svg:y="23.93cm">
          <draw:text-box>
            <text:p text:style-name="P4"><text:span text:style-name="T5">ГУИР.400401.007.02</text:span></text:p>
          </draw:text-box>
        </draw:frame>
        <draw:frame draw:style-name="gr8" draw:text-style-name="P11" draw:layer="layout" svg:width="1.454cm" svg:height="0.442cm" svg:x="2.072cm" svg:y="26.333cm">
          <draw:text-box>
            <text:p text:style-name="P10"><text:span text:style-name="T3">Разраб.</text:span></text:p>
          </draw:text-box>
        </draw:frame>
        <draw:frame draw:style-name="gr8" draw:text-style-name="P11" draw:layer="layout" svg:width="2.079cm" svg:height="0.442cm" svg:x="3.675cm" svg:y="26.333cm">
          <draw:text-box>
            <text:p text:style-name="P10"><text:span text:style-name="T3">Дмитрук</text:span></text:p>
          </draw:text-box>
        </draw:frame>
        <draw:frame draw:style-name="gr13" draw:text-style-name="P11" draw:layer="layout" svg:width="1.455cm" svg:height="0.443cm" svg:x="2.065cm" svg:y="26.811cm">
          <draw:text-box>
            <text:p text:style-name="P10"><text:span text:style-name="T3">Пров.</text:span></text:p>
          </draw:text-box>
        </draw:frame>
        <draw:frame draw:style-name="gr13" draw:text-style-name="P11" draw:layer="layout" svg:width="1.452cm" svg:height="0.443cm" svg:x="2.068cm" svg:y="27.277cm">
          <draw:text-box>
            <text:p text:style-name="P10"><text:span text:style-name="T3">Рец.</text:span></text:p>
          </draw:text-box>
        </draw:frame>
        <draw:frame draw:style-name="gr9" draw:text-style-name="P11" draw:layer="layout" svg:width="1.454cm" svg:height="0.444cm" svg:x="2.058cm" svg:y="27.746cm">
          <draw:text-box>
            <text:p text:style-name="P10"><text:span text:style-name="T3">Н.контр.</text:span></text:p>
          </draw:text-box>
        </draw:frame>
        <draw:frame draw:style-name="gr10" draw:text-style-name="P11" draw:layer="layout" svg:width="1.454cm" svg:height="0.44cm" svg:x="2.058cm" svg:y="28.234cm">
          <draw:text-box>
            <text:p text:style-name="P10"><text:span text:style-name="T3">Утв.</text:span></text:p>
          </draw:text-box>
        </draw:frame>
        <draw:frame draw:style-name="gr13" draw:text-style-name="P11" draw:layer="layout" svg:width="2.08cm" svg:height="0.443cm" svg:x="3.64cm" svg:y="26.789cm">
          <draw:text-box>
            <text:p text:style-name="P10"><text:span text:style-name="T3">Калиновская</text:span></text:p>
          </draw:text-box>
        </draw:frame>
        <draw:frame draw:style-name="gr8" draw:text-style-name="P11" draw:layer="layout" svg:width="2.081cm" svg:height="0.442cm" svg:x="3.686cm" svg:y="27.766cm">
          <draw:text-box>
            <text:p text:style-name="P10"><text:span text:style-name="T3">Калиновская</text:span></text:p>
          </draw:text-box>
        </draw:frame>
        <draw:frame draw:style-name="gr11" draw:text-style-name="P11" draw:layer="layout" svg:width="2.079cm" svg:height="0.441cm" svg:x="3.682cm" svg:y="28.224cm">
          <draw:text-box>
            <text:p text:style-name="P10"><text:span text:style-name="T3">Марков</text:span></text:p>
          </draw:text-box>
        </draw:frame>
        <draw:frame draw:style-name="gr8" draw:text-style-name="P12" draw:layer="layout" svg:width="1.789cm" svg:height="0.442cm" svg:x="17.211cm" svg:y="29.258cm">
          <draw:text-box>
            <text:p text:style-name="P6"><text:span text:style-name="T6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  <draw:frame draw:style-name="gr14" draw:text-style-name="P13" draw:layer="layout" svg:width="16.542cm" svg:height="19.591cm" svg:x="2.937cm" svg:y="1.399cm">
          <draw:image xlink:href="Pictures/100A96B300004BA80000599BE9F9D6B69194761B.svg" xlink:type="simple" xlink:show="embed" xlink:actuate="onLoad" draw:mime-type="image/svg+xml">
            <text:p/>
          </draw:image>
          <draw:image xlink:href="Pictures/100000010000028A000003021116677AC9A587B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/>
    <style:font-face style:name="GOST type B1" svg:font-family="'GOST type B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18:46.014000000</meta:creation-date>
    <dc:date>2024-12-08T05:30:25.789000000</dc:date>
    <meta:editing-duration>PT2M13S</meta:editing-duration>
    <meta:editing-cycles>3</meta:editing-cycles>
    <meta:generator>LibreOffice/7.6.2.1$Windows_X86_64 LibreOffice_project/56f7684011345957bbf33a7ee678afaf4d2ba333</meta:generator>
    <meta:document-statistic meta:object-count="57"/>
  </office:meta>
</office:document-meta>
</file>